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Regular" svg:font-family="OpenSansRegular, sans-serif"/>
    <style:font-face style:name="Roboto" svg:font-family="Roboto, 'San Francisco', 'Helvetica Neue', Helvetica, Arial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3f5368" loext:opacity="100%" style:font-name="Roboto" fo:font-size="12.75pt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3f5368" loext:opacity="100%" style:font-name="Roboto" fo:font-size="12.7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3f5368" loext:opacity="100%" style:font-name="Roboto" fo:font-size="12.75pt" fo:letter-spacing="normal" fo:font-style="normal" fo:font-weight="normal" officeooo:paragraph-rsid="0019a60e"/>
    </style:style>
    <style:style style:name="P4" style:family="paragraph" style:parent-style-name="Text_20_body">
      <style:text-properties fo:font-variant="normal" fo:text-transform="none" fo:color="#3f5368" loext:opacity="100%" style:font-name="Roboto" fo:font-size="12.75pt" fo:letter-spacing="normal" fo:language="ru" fo:country="RU" fo:font-style="normal" fo:font-weight="normal" officeooo:rsid="0019a60e" officeooo:paragraph-rsid="0019a60e"/>
    </style:style>
    <style:style style:name="P5" style:family="paragraph" style:parent-style-name="Text_20_body">
      <style:text-properties fo:font-variant="normal" fo:text-transform="none" fo:color="#3f5368" loext:opacity="100%" style:font-name="Roboto" fo:font-size="12.75pt" fo:letter-spacing="normal" fo:language="ru" fo:country="RU" fo:font-style="normal" fo:font-weight="normal" officeooo:rsid="001b3f89" officeooo:paragraph-rsid="001b3f89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officeooo:rsid="001cd64d" officeooo:paragraph-rsid="001cd64d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officeooo:rsid="001e90ad" officeooo:paragraph-rsid="001e90ad"/>
    </style:style>
    <style:style style:name="T1" style:family="text">
      <style:text-properties officeooo:rsid="0019a60e"/>
    </style:style>
    <style:style style:name="T2" style:family="text">
      <style:text-properties fo:font-variant="normal" fo:text-transform="none" fo:color="#3f5368" loext:opacity="100%" style:font-name="Roboto" fo:font-size="12.75pt" fo:letter-spacing="normal" fo:font-style="normal" fo:font-weight="normal"/>
    </style:style>
    <style:style style:name="T3" style:family="text">
      <style:text-properties fo:font-variant="normal" fo:text-transform="none" fo:color="#3f5368" loext:opacity="100%" style:font-name="Roboto" fo:font-size="12.75pt" fo:letter-spacing="normal" fo:language="en" fo:country="US" fo:font-style="normal" fo:font-weight="normal"/>
    </style:style>
    <style:style style:name="T4" style:family="text">
      <style:text-properties fo:font-variant="normal" fo:text-transform="none" fo:color="#3f5368" loext:opacity="100%" style:font-name="Roboto" fo:font-size="12.75pt" fo:letter-spacing="normal" fo:language="ru" fo:country="RU" fo:font-style="normal" fo:font-weight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9a60e"/>
    </style:style>
    <style:style style:name="T7" style:family="text">
      <style:text-properties fo:language="ru" fo:country="RU" officeooo:rsid="0019a60e"/>
    </style:style>
    <style:style style:name="T8" style:family="text">
      <style:text-properties officeooo:rsid="001b3f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1. Расписать в текстовом документе зачем нужны интерфейсы и их отличие от классов.</text:h>
      <text:p text:style-name="P3"><text:span text:style-name="T1">Интерфейс это ссылочный тип, который может определять некий функционал, набор методов и свойств без реализации, идексаторы, события. Затем функционал реализуют классы и структуры, с применением данных интерфейсов. Для определения интерфейса используют ключевое слов</text:span><text:span text:style-name="T7">о </text:span><text:span text:style-name="T6">interface. </text:span><text:span text:style-name="T7">Названия интерфейсов начинаются с заглавной буквы </text:span><text:span text:style-name="T6">I (</text:span><text:span text:style-name="T5">I</text:span><text:span text:style-name="T6">D</text:span><text:span text:style-name="T5">isposable, ICloneable</text:span><text:span text:style-name="T6">)</text:span></text:p>
      <text:p text:style-name="P4">Интерфейс даёт возможность создать набор условий или составных частей какой либо проектируемой модели без описания её свойств. Чтобы минимизировать взаимосвязь между объектами проектирования. </text:p>
      <text:p text:style-name="P4">Класс представляет собой шаблон логики объекта. <text:span text:style-name="T8">С указанием свойств и их реализацией.</text:span></text:p>
      <text:p text:style-name="P5">Отличия в том, что класс состоит из интерфейса и его реализации. Экземпляр класса может быть создан, а интерфейса нет. Методы в классе, что-то либо выполняют в интерфейсе они абстрактны. Класс может иметь конструктор, интерфейс не может. </text:p>
      <text:p text:style-name="P5"/>
      <text:h text:style-name="P1" text:outline-level="3">2. Расписать в текстовом документе зачем нужны обобщение и привести несколько примеров их использования.</text:h>
      <text:p text:style-name="P6"><text:span text:style-name="T2">Обобщения общие конструкции для написания кода. Который будет работать одинаково с различными типами данных с сохранением строгой типизации языка. Благодаря обобщениям можно использовать код повторно. Позволяет избегать </text:span><text:span text:style-name="T3">boxing </text:span><text:span text:style-name="T4">и </text:span><text:span text:style-name="T3">unboxing </text:span><text:span text:style-name="T4">значимых типов данных. Это параметризированный тип <text:s/>и данные указываются в виде параметров. Явный пример использования в коде когда мы не знаем заранее тип данных который будем использовать. Например работаем с приложением где необходимо вводить данные пользователя </text:span><text:span text:style-name="T3">Id</text:span><text:span text:style-name="T4">, имя, и его текущий баланс. </text:span><text:span text:style-name="T3">ID </text:span><text:span text:style-name="T4">предположительно очевидно будет </text:span><text:span text:style-name="T3">int</text:span><text:span text:style-name="T4">, имя может быть </text:span><text:span text:style-name="T3">string </text:span><text:span text:style-name="T4">или </text:span><text:span text:style-name="T3">GUID, </text:span><text:span text:style-name="T4">для текущего баланса вариантов гораздо больше </text:span><text:span text:style-name="T3">int, float, decimal. </text:span><text:span text:style-name="T4">Чтобы не писать реализацию класса под каждый тип данных можно использовать обобщенный тип.</text:span></text:p>
      <text:p text:style-name="P6"><text:span text:style-name="T4"/></text:p>
      <text:p text:style-name="P7"><text:span text:style-name="T4">Сложные темы для понимания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Regular" svg:font-family="OpenSansRegular, sans-serif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1:55:06.585000000</meta:creation-date>
    <meta:generator>LibreOffice/7.2.1.2$Windows_X86_64 LibreOffice_project/87b77fad49947c1441b67c559c339af8f3517e22</meta:generator>
    <dc:date>2022-12-02T12:28:57.793000000</dc:date>
    <meta:editing-duration>PT1M2S</meta:editing-duration>
    <meta:editing-cycles>1</meta:editing-cycles>
    <meta:document-statistic meta:table-count="0" meta:image-count="0" meta:object-count="0" meta:page-count="1" meta:paragraph-count="8" meta:word-count="250" meta:character-count="1849" meta:non-whitespace-character-count="1604"/>
  </office:meta>
</office:document-meta>
</file>